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standard">
      <style:graphic-properties draw:stroke="none" svg:stroke-color="#000000" draw:fill="none" draw:fill-color="#ffffff" fo:min-height="2.8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10.8cm" svg:x="6.9cm" svg:y="2.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1cm" svg:height="1.1cm" svg:x="3.1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cm" svg:y1="6.2cm" svg:x2="3.6cm" svg:y2="8.1cm">
            <text:p/>
          </draw:line>
          <draw:line draw:style-name="gr2" draw:text-style-name="P1" draw:layer="layout" svg:x1="3cm" svg:y1="7cm" svg:x2="4.3cm" svg:y2="7cm">
            <text:p/>
          </draw:line>
          <draw:line draw:style-name="gr2" draw:text-style-name="P1" draw:layer="layout" svg:x1="3.6cm" svg:y1="8.1cm" svg:x2="3.1cm" svg:y2="8.6cm">
            <text:p/>
          </draw:line>
          <draw:line draw:style-name="gr2" draw:text-style-name="P1" draw:layer="layout" svg:x1="3.6cm" svg:y1="8.1cm" svg:x2="4cm" svg:y2="8.6cm">
            <text:p/>
          </draw:line>
        </draw:g>
        <draw:custom-shape draw:style-name="gr3" draw:text-style-name="P2" draw:layer="layout" svg:width="4cm" svg:height="2.5cm" svg:x="15.7cm" svg:y="2.2cm">
          <text:p text:style-name="P1"><text:span text:style-name="T1">Détecter </text:span></text:p>
          <text:p text:style-name="P1"><text:span text:style-name="T1">les mots-clé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.5cm" svg:x="8.7cm" svg:y="5.9cm">
          <text:p text:style-name="P1"><text:span text:style-name="T1">S'adapter en </text:span></text:p>
          <text:p text:style-name="P1"><text:span text:style-name="T1">fonction du tex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.5cm" svg:x="15.7cm" svg:y="6.5cm">
          <text:p text:style-name="P1"><text:span text:style-name="T1">Changer la </text:span></text:p>
          <text:p text:style-name="P1"><text:span text:style-name="T1">diaposi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4cm" svg:height="2.5cm" svg:x="8.4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2.974cm" svg:height="1.207cm" svg:x="9.026cm" svg:y="10.093cm">
            <draw:text-box>
              <text:p><text:span text:style-name="T1">Paramétrer </text:span></text:p>
              <text:p><text:span text:style-name="T1">les mots-clés</text:span></text:p>
            </draw:text-box>
          </draw:frame>
        </draw:g>
        <draw:line draw:style-name="gr2" draw:text-style-name="P1" draw:layer="layout" svg:x1="4.5cm" svg:y1="6.9cm" svg:x2="8.3cm" svg:y2="4.2cm">
          <text:p/>
        </draw:line>
        <draw:line draw:style-name="gr2" draw:text-style-name="P1" draw:layer="layout" svg:x1="4.4cm" svg:y1="7.1cm" svg:x2="8.5cm" svg:y2="10.3cm">
          <text:p/>
        </draw:line>
        <draw:line draw:style-name="gr2" draw:text-style-name="P1" draw:layer="layout" svg:x1="4.5cm" svg:y1="7cm" svg:x2="8.7cm" svg:y2="7.1cm">
          <text:p/>
        </draw:line>
        <draw:line draw:style-name="gr5" draw:text-style-name="P1" draw:layer="layout" svg:x1="17.7cm" svg:y1="6.5cm" svg:x2="17.7cm" svg:y2="4.7cm">
          <text:p/>
        </draw:line>
        <draw:frame draw:style-name="gr4" draw:text-style-name="P3" draw:layer="layout" svg:width="3.021cm" svg:height="0.729cm" svg:x="14.844cm" svg:y="5.071cm">
          <draw:text-box>
            <text:p><text:span text:style-name="T1">&lt;&lt;Extends&gt;&gt;</text:span></text:p>
          </draw:text-box>
        </draw:frame>
        <draw:frame draw:style-name="gr6" draw:text-style-name="P3" draw:layer="layout" svg:width="2.936cm" svg:height="0.729cm" svg:x="2.3cm" svg:y="8.9cm">
          <draw:text-box>
            <text:p><text:span text:style-name="T1">Présentateur</text:span></text:p>
          </draw:text-box>
        </draw:frame>
        <draw:custom-shape draw:style-name="gr3" draw:text-style-name="P2" draw:layer="layout" svg:width="4cm" svg:height="2.5cm" svg:x="7.9cm" svg:y="2.2cm">
          <text:p text:style-name="P1"><text:span text:style-name="T1">Prononcer</text:span></text:p>
          <text:p text:style-name="P1"><text:span text:style-name="T1">le</text:span></text:p>
          <text:p text:style-name="P1"><text:span text:style-name="T1">tex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9cm" svg:y1="3.5cm" svg:x2="15.7cm" svg:y2="3.5cm">
          <text:p/>
        </draw:line>
        <draw:frame draw:style-name="gr4" draw:text-style-name="P3" draw:layer="layout" svg:width="2.856cm" svg:height="0.729cm" svg:x="12.244cm" svg:y="2.7cm">
          <draw:text-box>
            <text:p><text:span text:style-name="T1">&lt;&lt;Include&gt;&gt;</text:span></text:p>
          </draw:text-box>
        </draw:frame>
        <draw:line draw:style-name="gr5" draw:text-style-name="P1" draw:layer="layout" svg:x1="15.7cm" svg:y1="7.6cm" svg:x2="12.7cm" svg:y2="7.1cm">
          <text:p/>
        </draw:line>
        <draw:frame draw:style-name="gr4" draw:text-style-name="P3" draw:layer="layout" svg:width="3.021cm" svg:height="0.729cm" svg:x="12.5cm" svg:y="7.5cm">
          <draw:text-box>
            <text:p><text:span text:style-name="T1">&lt;&lt;Extends&gt;&gt;</text:span></text:p>
          </draw:text-box>
        </draw:frame>
        <draw:frame draw:style-name="gr7" draw:layer="layout" svg:width="17.359cm" svg:height="3.096cm" svg:x="1.541cm" svg:y="12.904cm">
          <draw:text-box>
            <text:p>A - - -include- - -&gt;B : quand A est fait, B l'est aussi</text:p>
            <text:p/>
            <text:p>A - - -extends- - -&gt;B : quand B est fait, A peut l'etre mais pas obligatoirement. Attention au sens de la flèche 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21:22:07.084510813</meta:creation-date>
    <dc:date>2016-03-12T11:16:43.086214890</dc:date>
    <meta:editing-duration>PT16M33S</meta:editing-duration>
    <meta:editing-cycles>6</meta:editing-cycles>
    <meta:generator>LibreOffice/4.2.8.2$Linux_X86_64 LibreOffice_project/420m0$Build-2</meta:generator>
    <meta:document-statistic meta:object-count="25"/>
  </office:meta>
</office:document-meta>
</file>